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212529" loext:opacity="100%" style:font-name="Open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3ccce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officeooo:paragraph-rsid="00154694"/>
    </style:style>
    <style:style style:name="T1" style:family="text">
      <style:text-properties fo:font-variant="normal" fo:text-transform="none" fo:color="#212529" loext:opacity="100%" style:font-name="Open Sans" fo:font-size="12pt" fo:letter-spacing="normal" fo:language="en" fo:country="US" fo:font-style="normal" fo:font-weight="normal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normal" officeooo:rsid="00154694"/>
    </style:style>
    <style:style style:name="T5" style:family="text">
      <style:text-properties officeooo:rsid="00154694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5">T</text:span>ema 3. Apartado 3.1.3.<text:line-break/>"Realización de página según los criterios especificados"</text:h>
      <text:p text:style-name="Standard"/>
      <text:p text:style-name="Standard"/>
      <text:p text:style-name="P7">ENUNCIADO</text:p>
      <text:p text:style-name="P7"><text:span text:style-name="T4">S</text:span><text:span text:style-name="T3">e puede hacer accesible una gran cantidad de contenido web solo asegurándose de que se utilizan los elementos HTML con el propósito correcto todo el tiempo.</text:span></text:p>
      <text:p text:style-name="P2">A continuación, le facilitamos el siguiente código y le solicitamos que trabaje con él realizando las siguientes tareas:</text:p>
      <text:list text:style-name="L1">
        <text:list-item>
          <text:p text:style-name="P5">Debe añadir las etiquetas correspondientes para que sea una web accesible.</text:p>
        </text:list-item>
        <text:list-item>
          <text:p text:style-name="P6">Elija las etiquetas que permitan dar formato al documento.</text:p>
        </text:list-item>
        <text:list-item>
          <text:p text:style-name="P6">Mapee una imagen creando varias zonas activas.</text:p>
        </text:list-item>
        <text:list-item>
          <text:p text:style-name="P6">Elija las marcas que presente la información en forma de listas y de tablas.</text:p>
        </text:list-item>
        <text:list-item>
          <text:p text:style-name="P6">Inserte etiquetas que enlacen con otros documentos y direcciones web.</text:p>
        </text:list-item>
        <text:list-item>
          <text:p text:style-name="P6">Inserte marcas para presentar imágenes, sonidos y vídeos.</text:p>
        </text:list-item>
        <text:list-item>
          <text:p text:style-name="P6">Especifique las etiquetas para crear marcos y relacione varias páginas.</text:p>
        </text:list-item>
        <text:list-item>
          <text:p text:style-name="P6">Inserte las marcas que permitan la ejecución de programas.</text:p>
        </text:list-item>
        <text:list-item>
          <text:p text:style-name="P6">Cree capas para presentar información en distintas zonas de la página.</text:p>
        </text:list-item>
        <text:list-item>
          <text:p text:style-name="P6">Identifique varios navegadores y pruebe la funcionalidad de la página.</text:p>
        </text:list-item>
        <text:list-item>
          <text:p text:style-name="P6">Aplique criterios de “usabilidad”.</text:p>
        </text:list-item>
        <text:list-item>
          <text:p text:style-name="P6">Documente la página realizada.</text:p>
        </text:list-item>
      </text:list>
      <text:p text:style-name="P3"/>
      <text:p text:style-name="P4"><text:span text:style-name="T1">&lt;!DOCTYPE html&gt;<text:line-break/>&lt;html&gt;<text:line-break/>&lt;head&gt;<text:line-break/> <text:s/>&lt;meta http-equiv="Content-Type" content="text/html; charset=UTF-8" /&gt;<text:line-break/> <text:s/>&lt;title&gt;Ejemplo de tabla avanzada&lt;/title&gt;<text:line-break/> <text:s/>&lt;style type="text/css"&gt;<text:line-break/> <text:s text:c="3"/>table,<text:line-break/> <text:s text:c="3"/>td,<text:line-break/> <text:s text:c="3"/>th {<text:line-break/> <text:s text:c="5"/>border: 1px solid silver;<text:line-break/> <text:s text:c="5"/>border-collapse: collapse;<text:line-break/> <text:s text:c="5"/>padding: 3px 6px;<text:line-break/> <text:s text:c="3"/>}<text:line-break/> <text:s/>&lt;/style&gt;<text:line-break/>&lt;/head&gt;<text:line-break/></text:span><text:soft-page-break/><text:span text:style-name="T1">&lt;body&gt;<text:line-break/> <text:s/>&lt;h1&gt;Resultado de la búsqueda&lt;/h1&gt;<text:line-break/> <text:s/>&lt;table summary="Tabla con los datos de los resultados de la búsqueda"&gt;<text:line-break/> <text:s text:c="3"/>&lt;caption&gt;Resultado de la búsqueda&lt;/caption&gt;<text:line-break/> <text:s text:c="3"/>&lt;tr&gt;<text:line-break/> <text:s text:c="5"/>&lt;th abbr="Imagen del producto" scope="col"&gt;Imagen&lt;/th&gt;<text:line-break/> <text:s text:c="5"/>&lt;th abbr="Datos del producto" scope="col"&gt;Datos&lt;/th&gt;<text:line-break/> <text:s text:c="3"/>&lt;/tr&gt;<text:line-break/> <text:s text:c="3"/>&lt;tr&gt;<text:line-break/> <text:s text:c="5"/>&lt;td&gt;<text:line-break/> <text:s text:c="7"/>&lt;img src="imagenes/portatil.png" /&gt;<text:line-break/> <text:s text:c="5"/>&lt;/td&gt;<text:line-break/> <text:s text:c="5"/>&lt;td&gt;<text:line-break/> <text:s text:c="7"/>&lt;h4&gt;&lt;a href="#"&gt;Portátil - 3 GHz - 4 GB RAM&lt;/a&gt;&lt;/h4&gt;<text:line-break/> <text:s text:c="7"/>&lt;p&gt;&lt;a href="#"&gt;Comprar:&lt;/a&gt; &lt;del&gt;2.990 &amp;euro;&lt;/del&gt; &lt;strong&gt;2.599 &amp;euro;&lt;/strong&gt;&lt;/p&gt;<text:line-break/> <text:s text:c="5"/>&lt;/td&gt;<text:line-break/> <text:s text:c="3"/>&lt;/tr&gt;<text:line-break/> <text:s text:c="3"/>&lt;tr&gt;<text:line-break/> <text:s text:c="5"/>&lt;td&gt;&lt;img src="imagenes/videocamara.png" /&gt;&lt;/td&gt;<text:line-break/> <text:s text:c="5"/>&lt;td&gt;<text:line-break/> <text:s text:c="7"/>&lt;h4&gt;&lt;a href="#"&gt;Videocámara - Alta definición 1080p - 60 GB&lt;/a&gt;&lt;/h4&gt;<text:line-break/> <text:s text:c="7"/>&lt;p&gt;&lt;a href="#"&gt;Comprar:&lt;/a&gt; &lt;del&gt;1.099 &amp;euro;&lt;/del&gt; &lt;strong&gt;999 &amp;euro;&lt;/strong&gt;&lt;/p&gt;<text:line-break/> <text:s text:c="5"/>&lt;/td&gt;<text:line-break/> <text:s text:c="3"/>&lt;/tr&gt;<text:line-break/> <text:s text:c="3"/>&lt;tr&gt;<text:line-break/> <text:s text:c="5"/>&lt;td&gt;&lt;img src="imagenes/tv.png" /&gt;&lt;/td&gt;<text:line-break/> <text:s text:c="5"/>&lt;td&gt;<text:line-break/> <text:s text:c="7"/>&lt;h4&gt;&lt;a href="#"&gt;Televisor - 46" - Full HD&lt;/a&gt;&lt;/h4&gt;<text:line-break/> <text:s text:c="7"/>&lt;p&gt;&lt;a href="#"&gt;Comprar:&lt;/a&gt; &lt;del&gt;1.999 &amp;euro;&lt;/del&gt; &lt;strong&gt;1.799 &amp;euro;&lt;/strong&gt;&lt;/p&gt;<text:line-break/> <text:s text:c="5"/>&lt;/td&gt;<text:line-break/> <text:s text:c="3"/>&lt;/tr&gt;<text:line-break/> <text:s text:c="3"/>&lt;tr&gt;<text:line-break/> <text:s text:c="5"/>&lt;td&gt;&lt;img src="imagenes/movil.png" /&gt;&lt;/td&gt;<text:line-break/> <text:s text:c="5"/>&lt;td&gt;<text:line-break/> <text:s text:c="7"/>&lt;h4&gt;&lt;a href="#"&gt;Móvil - 3G - Wi-Fi - 8 GB&lt;/a&gt;&lt;/h4&gt;<text:line-break/> <text:s text:c="7"/>&lt;p&gt;&lt;a href="#"&gt;Comprar:&lt;/a&gt; &lt;del&gt;399 &amp;euro;&lt;/del&gt; &lt;strong&gt;349 &amp;euro;&lt;/strong&gt;&lt;/p&gt;<text:line-break/> <text:s text:c="5"/>&lt;/td&gt;<text:line-break/> <text:s text:c="3"/>&lt;/tr&gt;<text:line-break/> <text:s/>&lt;/table&gt;<text:line-break/>&lt;/body&gt;<text:line-break/><text:line-break/>&lt;/html&gt;<text:line-break/></text:span><text:soft-page-break/><text:line-break/></text:p>
      <text:p text:style-name="P2"><text:span text:style-name="T2">Actividad asociada al CE1.8:</text:span><text:line-break/>Realizar páginas web para presentar información con un lenguaje de marcas de acuerdo a un diseño especificado: <text:line-break/>- Elegir las etiquetas para dar formato al documento.<text:line-break/>- Mapear una imagen creando varias zonas activas.<text:line-break/>- Elegir las marcas para presentar la información en forma de listas y de tablas.<text:line-break/>- Insertar etiquetas para desplazarse dentro de la misma página.<text:line-break/>- Crear etiquetas para enlazar con otros documentos y direcciones web.<text:line-break/>- Insertar marcas para presentar imágenes, sonidos y vídeos.<text:line-break/>- Especificar las etiquetas para crear marcos y relacionar varias páginas.<text:line-break/>- Insertar las marcas que permitan la ejecución de programa.<text:line-break/>- Crear capas para presentar información en distintas zonas de la página.<text:line-break/>- Identificar varios navegadores y probar la funcionalidad de la página.<text:line-break/>- Aplicar criterios de «usabilidad» y accesibilidad.<text:line-break/>- Documentar la página realizada.</text:p>
      <text:p text:style-name="P2"><text:line-break/><text:span text:style-name="T2">Duración</text:span>: 40’.</text:p>
      <text:p text:style-name="P2"><text:span text:style-name="T2">Criterios de corrección:</text:span> la valoración máxima de esta actividad es de 10 puntos repartidos entre los siguientes criterios:</text:p>
      <text:p text:style-name="P2"><text:bookmark text:name="yui_3_17_2_1_1678211798670_50"/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8:57:09.456000000</meta:creation-date>
    <dc:date>2023-03-08T02:52:44.554000000</dc:date>
    <meta:editing-duration>PT45M3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21" meta:word-count="528" meta:character-count="4038" meta:non-whitespace-character-count="3280"/>
  </office:meta>
</office:document-meta>
</file>